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Kunyomi">
      <style:graphic-properties fo:min-height="0.709cm" fo:min-width="9.206cm"/>
    </style:style>
    <style:style style:name="gr12" style:family="graphic" style:parent-style-name="Meaning">
      <style:graphic-properties fo:min-height="0.709cm" fo:min-width="9.206cm"/>
    </style:style>
    <style:style style:name="gr13" style:family="graphic" style:parent-style-name="Onyomi">
      <style:graphic-properties fo:min-height="0.71cm" fo:min-width="9.206cm"/>
    </style:style>
    <style:style style:name="gr14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5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7" style:family="graphic" style:parent-style-name="English">
      <style:graphic-properties fo:min-height="0.945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暗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委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悪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安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意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医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飲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院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育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員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運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泳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OMMITTE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entrust to - leave to - devote - discard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委員長 (いいんちょう) - committee chairman</text:p>
              <text:p text:style-name="P1">委員会 (いいんかい) - committee</text:p>
              <text:p text:style-name="P1">委員 (いいん) - committee membe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ゆだ.ね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DARKNES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disappear - shade - informal - grow dark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ア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暗い (くらい) - dark</text:p>
              <text:p text:style-name="P1">暗殺 (あんさつ) - assassination</text:p>
              <text:p text:style-name="P1">明暗 (めいあん) - light and darknes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くら.い　くら.む　くれ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RELAX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heap - low - quiet - rested - contented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ア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安全 (あんぜん) - safety</text:p>
              <text:p text:style-name="P1">安保 (あんぽ) - US-Japan Security Treaty</text:p>
              <text:p text:style-name="P1">安定 (あんてい) - stabilit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やす.い　やす.まる　やす　やす.ら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A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vice - rascal - false - evil - wrong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アク　オ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悪い (にくい) - hateful</text:p>
              <text:p text:style-name="P1">悪化 (あっか) - deterioration</text:p>
              <text:p text:style-name="P1">最悪 (さいあく) - the wors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わる.い　わる-　あ.し　にく.い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OCTO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edicin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医療 (いりょう) - medical care</text:p>
              <text:p text:style-name="P1">医師 (いし) - doctor</text:p>
              <text:p text:style-name="P1">医学 (いがく) - medical scienc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い.やす　い.する　くす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IDEA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mind - heart - taste - thought - desire - car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合意 (ごうい) - agreement</text:p>
              <text:p text:style-name="P1">意見 (いけん) - opinion</text:p>
              <text:p text:style-name="P1">意味 (いみ) - meaning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INST.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institution - temple - mansion - school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病院 (びょういん) - hospital</text:p>
              <text:p text:style-name="P1">衆院 (しゅういん) - lower house of the Diet</text:p>
              <text:p text:style-name="P1">参院 (さんいん) - House of Councillors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RINK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moke - tak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イン　オ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飲む (のむ) - to drink</text:p>
              <text:p text:style-name="P1">飲食 (いんしょく) - food and drink</text:p>
              <text:p text:style-name="P1">飲料 (いんりょう) - beverag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の.む　-の.み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EMPLOYE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member - number - the one in charg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委員長 (いいんちょう) - committee chairman</text:p>
              <text:p text:style-name="P1">委員会 (いいんかい) - committee</text:p>
              <text:p text:style-name="P1">委員 (いいん) - committee member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RING UP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grow up - raise - rear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イ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教育 (きょういく) - training</text:p>
              <text:p text:style-name="P1">育てる (そだてる) - to raise</text:p>
              <text:p text:style-name="P1">体育 (たいいく) - physical educa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そだ.つ　そだ.ち　そだ.てる　はぐく.む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WIM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水泳 (すいえい) - swimming</text:p>
              <text:p text:style-name="P1">泳ぐ (およぐ) - to swim</text:p>
              <text:p text:style-name="P1">競泳 (きょうえい) - swimming rac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およ.ぐ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ARR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luck - destiny - fate - lot - transport - progress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ウ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運動 (うんどう) - motion</text:p>
              <text:p text:style-name="P1">運営 (うんえい) - management</text:p>
              <text:p text:style-name="P1">運転 (うんてん) - opera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はこ.ぶ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横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屋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駅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央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温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化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開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階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荷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界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寒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感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OOF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house - shop - dealer - selle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オ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名古屋 (なごや) - Nagoya (city)</text:p>
              <text:p text:style-name="P1">部屋 (へや) - room</text:p>
              <text:p text:style-name="P1">屋根 (やね) - roof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IDEWAY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ide - horizontal - width - woof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オ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横浜 (よこはま) - Yokohama (city)</text:p>
              <text:p text:style-name="P1">横綱 (よこづな) - yokozuna (sumo grand champion)</text:p>
              <text:p text:style-name="P1">横断 (おうだん) - cross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よこ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ENTER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iddl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オ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中央 (ちゅうおう) - center</text:p>
              <text:p text:style-name="P1">年央 (ねんおう) - mid-year</text:p>
              <text:p text:style-name="P1">震央 (しんおう) - epicenter (of an earthquake)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TATION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エキ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駅前 (えきまえ) - in front of station</text:p>
              <text:p text:style-name="P1">駅伝 (えきでん) - stagecoach</text:p>
              <text:p text:style-name="P1">宿駅 (しゅくえき) - post town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HANG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ake the form of - influence - enchant - delude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文化 (ぶんか) - culture</text:p>
              <text:p text:style-name="P1">強化 (きょうか) - strengthen</text:p>
              <text:p text:style-name="P1">変化 (へんか) - chang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ば.ける　ば.かす　ふ.ける　け.す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ARM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オ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気温 (きおん) - atmospheric temperature</text:p>
              <text:p text:style-name="P1">温泉 (おんせん) - spa</text:p>
              <text:p text:style-name="P1">温暖 (おんだん) - warmth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たた.か　あたた.かい　あたた.ま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TOREY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tair - counter for stories of a building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段階 (きざはし) - stairs</text:p>
              <text:p text:style-name="P1">二階 (にかい) - second floor</text:p>
              <text:p text:style-name="P1">一階 (いっかい) - one floo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きざはし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OPE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unfold - unseal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開発 (かいはつ) - development</text:p>
              <text:p text:style-name="P1">開く (あく) - to open (e.g., doors)</text:p>
              <text:p text:style-name="P1">開催 (かいさい) - holding a meeting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ひら.く　ひら.き　-びら.き　ひら.ける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WORLD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世界 (せかい) - the world</text:p>
              <text:p text:style-name="P1">業界 (ぎょうかい) - industry</text:p>
              <text:p text:style-name="P1">政界 (せいかい) - political world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AGGAG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houlder-pole load - bear (a burden)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出荷 (しゅっか) - shipping</text:p>
              <text:p text:style-name="P1">荷物 (にもつ) - luggage</text:p>
              <text:p text:style-name="P1">集荷 (しゅうか) - collection of cargo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に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EMOTI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eeling - sensation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感じる (かんじる) - to feel</text:p>
              <text:p text:style-name="P1">感染 (かんせん) - infection</text:p>
              <text:p text:style-name="P1">感じ (かんじ) - feeling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OLD</text:p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寒い (さぶい) - cold (e.g., weather)</text:p>
              <text:p text:style-name="P1">寒さ (さむさ) - coldness</text:p>
              <text:p text:style-name="P1">寒気 (かんき) - cold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さむ.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岸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期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漢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館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起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客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球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究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宮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急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級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去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ERIO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ime - date - term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　ゴ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期待 (きたい) - expectation</text:p>
              <text:p text:style-name="P1">時期 (じき) - time</text:p>
              <text:p text:style-name="P1">期間 (きかん) - period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EACH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ガ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湾岸 (わんがん) - gulf coast</text:p>
              <text:p text:style-name="P1">海岸 (かいがん) - coast</text:p>
              <text:p text:style-name="P1">沿岸 (えんがん) - coas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きし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UILDING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ansion - large building - palac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会館 (かいかん) - meeting hall</text:p>
              <text:p text:style-name="P1">大使館 (たいしかん) - embassy</text:p>
              <text:p text:style-name="P1">美術館 (びじゅつかん) - art galler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やかた　たて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INO-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hina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漢字 (かんじ) - Chinese characters</text:p>
              <text:p text:style-name="P1">漢方薬 (かんぽうやく) - herbal medicine</text:p>
              <text:p text:style-name="P1">漢方 (かんぽう) - traditional Chinese medicine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GUES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visitor - customer - clien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ャク　カ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乗客 (じょうかく) - passenger</text:p>
              <text:p text:style-name="P1">観客 (かんきゃく) - audience</text:p>
              <text:p text:style-name="P1">顧客 (こかく) - customer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OUS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wake up - get up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起きる (おきる) - to get up</text:p>
              <text:p text:style-name="P1">起こす (おこす) - to raise</text:p>
              <text:p text:style-name="P1">起訴 (きそ) - prosecu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お.きる　お.こる　お.こす　おこ.す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ESEARCH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tudy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キュウ　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研究 (けんきゅう) - study</text:p>
              <text:p text:style-name="P1">研究者 (けんきゅうしゃ) - researcher</text:p>
              <text:p text:style-name="P1">研究員 (けんきゅういん) - researche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きわ.め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ALL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pher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野球 (やきゅう) - baseball</text:p>
              <text:p text:style-name="P1">地球 (ちきゅう) - the earth</text:p>
              <text:p text:style-name="P1">投球 (とうきゅう) - pitching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たま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URR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emergency - sudden - steep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緊急 (きんきゅう) - urgent</text:p>
              <text:p text:style-name="P1">急ぐ (いそぐ) - to hurry</text:p>
              <text:p text:style-name="P1">急増 (きゅうぞう) - explos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いそ.ぐ　いそ.ぎ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HINTO SHRIN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onstellations - palace - princes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ュウ　グウ　ク　ク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宮城 (きゅうじょう) - Imperial Palace</text:p>
              <text:p text:style-name="P1">神宮 (じんぐう) - Shinto shrine</text:p>
              <text:p text:style-name="P1">大宮 (おおみや) - imperial palac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み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ON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ast - quit - leave - elapse - eliminate - divorc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ョ　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過去 (かこ) - the past</text:p>
              <text:p text:style-name="P1">死去 (しきょ) - death</text:p>
              <text:p text:style-name="P1">去る (さる) - to leav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さ.る　-さ.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LASS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ank - grad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高級 (こうきゅう) - high class</text:p>
              <text:p text:style-name="P1">階級 (かいきゅう) - class</text:p>
              <text:p text:style-name="P1">同級生 (どうきゅうせい) - classmate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局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曲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橋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業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銀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区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君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係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苦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軽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決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EN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music - melody - composition - pleasure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ョ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作曲 (さっきょく) - composition</text:p>
              <text:p text:style-name="P1">協奏曲 (きょうそうきょく) - concerto</text:p>
              <text:p text:style-name="P1">交響曲 (こうきょうきょく) - symphon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ま.がる　ま.げる　くま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UREAU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oard - office - affair - conclusion - court lady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ョ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当局 (とうきょく) - authorities</text:p>
              <text:p text:style-name="P1">事務局 (じむきょく) - secretariat</text:p>
              <text:p text:style-name="P1">局長 (きょくちょう) - bureau directo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ぼね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USINES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vocation - arts - performanc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ギョウ　ゴ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企業 (きぎょう) - enterprise</text:p>
              <text:p text:style-name="P1">事業 (じぎょう) - project</text:p>
              <text:p text:style-name="P1">業界 (ぎょうかい) - industr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わざ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RIDGE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キ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板橋 (いたばし) - wooden bridge (with planks)</text:p>
              <text:p text:style-name="P1">船橋 (せんきょう) - pontoon bridge</text:p>
              <text:p text:style-name="P1">石橋 (いしばし) - stone bridg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はし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AR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distric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ク　オウ　コ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地区 (ちく) - district</text:p>
              <text:p text:style-name="P1">同区 (どうく) - same ward</text:p>
              <text:p text:style-name="P1">区内 (くない) - in the ward or borough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ILVER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ギ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銀行 (ぎんこう) - bank</text:p>
              <text:p text:style-name="P1">銀座 (ぎんざ) - Ginza (shopping district in Tokyo)</text:p>
              <text:p text:style-name="P1">都銀 (とぎん) - city bank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しろがね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ERSON IN CHARG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connection - duty - concern oneself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関係 (かんけい) - relation</text:p>
              <text:p text:style-name="P1">関係者 (かんけいしゃ) - authorized people</text:p>
              <text:p text:style-name="P1">無関係 (むかんけい) - unrelated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か.る　かかり　-がかり　かか.わ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OLD BOY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name-suffix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ク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君が代 (きみがよ) - Imperial reign</text:p>
              <text:p text:style-name="P1">君臨 (くんりん) - reigning</text:p>
              <text:p text:style-name="P1">諸君 (しょくん) - Gentlemen!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きみ　-ぎみ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TOO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utensil - means - possess - ingredients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グ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具体的 (ぐたいてき) - concrete</text:p>
              <text:p text:style-name="P1">具体 (ぐたい) - concrete</text:p>
              <text:p text:style-name="P1">具合 (ぐあい) - condit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そな.える　つぶさ.に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UFFERING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rial - worry - hardship - feel bitter - scowl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苦しい (くるしい) - painful</text:p>
              <text:p text:style-name="P1">苦労 (くろう) - troubles</text:p>
              <text:p text:style-name="P1">苦しむ (くるしむ) - to suffer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くる.しい　-ぐる.しい　くる.しむ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ECID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ix - agree upon - appoin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ケツ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決める (きめる) - to decide</text:p>
              <text:p text:style-name="P1">決定 (けってい) - decision</text:p>
              <text:p text:style-name="P1">解決 (かいけつ) - settlemen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き.める　-ぎ.め　き.まる　さ.く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LIGHTL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trifling - unimportan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軽い (かるい) - light (i.e., not heavy)</text:p>
              <text:p text:style-name="P1">軽減 (けいげん) - abatement</text:p>
              <text:p text:style-name="P1">軽傷 (けいしょう) - minor injur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かる.い　かろ.やか　かろ.んじ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県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庫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血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研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湖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向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号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根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幸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港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祭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坂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WAREHOUS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torehous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　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文庫 (ぶんこ) - library</text:p>
              <text:p text:style-name="P1">在庫 (ざいこ) - inventory</text:p>
              <text:p text:style-name="P1">倉庫 (そうこ) - storehous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くら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REFECTURE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県警 (けんけい) - prefectural police</text:p>
              <text:p text:style-name="P1">同県 (どうけん) - the same prefecture</text:p>
              <text:p text:style-name="P1">県内 (けんない) - within the prefectur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か.け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OLISH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study of - sharpe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研究 (けんきゅう) - study</text:p>
              <text:p text:style-name="P1">研修 (けんしゅう) - training (esp. in-service)</text:p>
              <text:p text:style-name="P1">研究者 (けんきゅうしゃ) - research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と.ぐ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LOOD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ケツ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血液 (けつえき) - blood</text:p>
              <text:p text:style-name="P1">出血 (しゅっけつ) - bleeding</text:p>
              <text:p text:style-name="P1">流血 (りゅうけつ) - bloodshed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ち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YONDE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facing - beyond - confront - defy - tend toward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向ける (むける) - to turn towards</text:p>
              <text:p text:style-name="P1">向け (むけ) - intended for ...</text:p>
              <text:p text:style-name="P1">方向 (ほうこう) - direct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む.く　む.い　-む.き　む.ける　-む.け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AKE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湖畔 (こはん) - lake shore</text:p>
              <text:p text:style-name="P1">湖沼 (こしょう) - lakes and marshes</text:p>
              <text:p text:style-name="P1">湖岸 (こがん) - lake shor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みずうみ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OO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adical - head (pimple)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コ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根強い (ねづよい) - firmly rooted</text:p>
              <text:p text:style-name="P1">根拠 (こんきょ) - basis</text:p>
              <text:p text:style-name="P1">根本 (こんぽん) - roo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ね　-ね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NICKNAM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number - item - title - pseudonym - name - call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ゴ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番号 (ばんごう) - number</text:p>
              <text:p text:style-name="P1">信号 (しんごう) - traffic lights</text:p>
              <text:p text:style-name="P1">背番号 (せばんごう) - number on player's back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さけ.ぶ　よびな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ARBOR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空港 (くうこう) - airport</text:p>
              <text:p text:style-name="P1">香港 (ほんこん) - Hong Kong (China)</text:p>
              <text:p text:style-name="P1">開港 (かいこう) - open por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みなと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HAPPINES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lessing - fortun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幸せ (しあわせ) - happiness</text:p>
              <text:p text:style-name="P1">不幸 (ふこう) - unhappiness</text:p>
              <text:p text:style-name="P1">幸い (さいわい) - happines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さいわ.い　さち　しあわ.せ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LOP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incline - hil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坂道 (さかみち) - hill road</text:p>
              <text:p text:style-name="P1">下り坂 (くだりざか) - descent</text:p>
              <text:p text:style-name="P1">上り坂 (のぼりざか) - ascen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さ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RITUAL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offer prayers - celebrate - deify - enshrine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祭り (まつり) - festival</text:p>
              <text:p text:style-name="P1">祭典 (さいてん) - festival</text:p>
              <text:p text:style-name="P1">芸術祭 (げいじゅつさい) - art festival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つ.る　まつ.り　まつ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使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始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皿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仕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指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死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事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持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詩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歯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次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式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OMMENC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egi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始める (はじめる) - to start</text:p>
              <text:p text:style-name="P1">始まる (はじまる) - to begin</text:p>
              <text:p text:style-name="P1">開始 (かいし) - star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はじ.める　-はじ.める　はじ.ま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USE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使う (つかう) - to use (a thing, method, etc.)</text:p>
              <text:p text:style-name="P1">使用 (しよう) - use</text:p>
              <text:p text:style-name="P1">大使 (たいし) - ambassado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か.う　つか.い　-つか.い　-づか.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TTEND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oing - official - serv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　ジ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仕事 (しごと) - work</text:p>
              <text:p text:style-name="P1">仕組み (しくみ) - structure</text:p>
              <text:p text:style-name="P1">仕方 (しかた) - wa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つか.え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DISH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a helping - plat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ベ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受け皿 (うけざら) - saucer</text:p>
              <text:p text:style-name="P1">灰皿 (はいざら) - ashtray</text:p>
              <text:p text:style-name="P1">皿洗い (さらあらい) - washing-up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さら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EATH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di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死去 (しきょ) - death</text:p>
              <text:p text:style-name="P1">死亡 (しぼう) - death</text:p>
              <text:p text:style-name="P1">死ぬ (しぬ) - to di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し.ぬ　し.に-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INGE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oint to - indicate - put into - play (chess)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指摘 (してき) - pointing out</text:p>
              <text:p text:style-name="P1">指導 (しどう) - leadership</text:p>
              <text:p text:style-name="P1">目指す (めざす) - to aim a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ゆび　さ.す　-さ.し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OL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hav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持つ (もつ) - to hold</text:p>
              <text:p text:style-name="P1">支持 (しじ) - support</text:p>
              <text:p text:style-name="P1">維持 (いじ) - maintenanc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も.つ　-も.ち　も.て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ATTER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thing - fact - business - reason - possibly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ジ　ズ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事件 (じけん) - event</text:p>
              <text:p text:style-name="P1">事業 (じぎょう) - project</text:p>
              <text:p text:style-name="P1">理事 (りじ) - directo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こと　つか.う　つか.え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TOOT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g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歯止め (はどめ) - brake</text:p>
              <text:p text:style-name="P1">歯科 (しか) - dentistry</text:p>
              <text:p text:style-name="P1">歯切れ (はぎれ) - the feel when bit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よわい　は　よわ.い　よわい.す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OEM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oetr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詩人 (しじん) - poet</text:p>
              <text:p text:style-name="P1">詩集 (ししゅう) - poetry anthology</text:p>
              <text:p text:style-name="P1">詩歌 (しいか) - Japanese (and Chinese) poetry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うた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TYL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eremony - rite - function - method - system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キ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株式 (かぶしき) - stock (company)</text:p>
              <text:p text:style-name="P1">方式 (ほうしき) - form</text:p>
              <text:p text:style-name="P1">正式 (せいしき) - due form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NEX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order - sequenc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ジ　シ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相次ぐ (あいつぐ) - to follow in succession</text:p>
              <text:p text:style-name="P1">次官 (じかん) - vice-minister</text:p>
              <text:p text:style-name="P1">次期 (じき) - next term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つ.ぐ　つぎ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者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主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実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写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取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守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州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拾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酒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受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終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習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LOR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hief - master - main thing - principal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ュ　ス　シュ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主張 (しゅちょう) - claim</text:p>
              <text:p text:style-name="P1">喪主 (もしゅ) - chief mourner</text:p>
              <text:p text:style-name="P1">主催 (しゅさい) - organizat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ぬし　おも　あるじ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OMEON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erso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記者 (きしゃ) - reporter</text:p>
              <text:p text:style-name="P1">容疑者 (ようぎしゃ) - suspect (person)</text:p>
              <text:p text:style-name="P1">関係者 (かんけいしゃ) - authorized peopl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もの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OP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e photographed - describ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ャ　ジャ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写真 (しゃしん) - photograph</text:p>
              <text:p text:style-name="P1">描写 (びょうしゃ) - depiction</text:p>
              <text:p text:style-name="P1">写す (うつす) - to transcrib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うつ.す　うつ.る　うつ-　うつ.し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ALIT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ruth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ジツ　シツ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実施 (じっし) - enforcement</text:p>
              <text:p text:style-name="P1">事実 (じじつ) - fact</text:p>
              <text:p text:style-name="P1">現実 (げんじつ) - realit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み　みの.る　まこと　まことに　みの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GUARD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rotect - defend - obe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ュ　ス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守る (まもる) - to protect</text:p>
              <text:p text:style-name="P1">保守 (ほしゅ) - maintenance</text:p>
              <text:p text:style-name="P1">見守る (みまもる) - to watch ove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まも.る　まも.り　もり　-もり　かみ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AK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etch - take up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取る (とる) - to take</text:p>
              <text:p text:style-name="P1">取引 (とりひき) - transactions</text:p>
              <text:p text:style-name="P1">取締役 (とりしまりやく) - company directo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.る　と.り　と.り-　とり　-ど.り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ICK UP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gather - find - go on foot - te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ュウ　ジュ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拾う (ひろう) - to pick up</text:p>
              <text:p text:style-name="P1">収拾 (しゅうしゅう) - control</text:p>
              <text:p text:style-name="P1">拾得 (しゅうとく) - picking up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ひろ.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TAT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rovin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ュウ　ス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欧州 (おうしゅう) - Europe</text:p>
              <text:p text:style-name="P1">北九州 (きたきゅうしゅう) - Kitakyushu (city)</text:p>
              <text:p text:style-name="P1">州都 (しゅうと) - capital (city) of a stat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す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ACCEP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undergo - answer (phone) - take - get - catch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ュ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受ける (うける) - to receive</text:p>
              <text:p text:style-name="P1">受賞 (じゅしょう) - winning (a prize)</text:p>
              <text:p text:style-name="P1">受験 (じゅけん) - taking an examinat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う.ける　-う.け　う.か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AK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alcohol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ュ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日本酒 (にほんしゅ) - sake</text:p>
              <text:p text:style-name="P1">飲酒 (いんしゅ) - drinking alcohol (sake)</text:p>
              <text:p text:style-name="P1">酒類 (しゅるい) - alcoholic drink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さけ　さか-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LEARN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ュウ　ジュ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練習 (れんしゅう) - practice</text:p>
              <text:p text:style-name="P1">学習 (がくしゅう) - study</text:p>
              <text:p text:style-name="P1">演習 (えんしゅう) - practic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なら.う　なら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ND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inish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終わる (おわる) - to finish</text:p>
              <text:p text:style-name="P1">最終 (さいしゅう) - last</text:p>
              <text:p text:style-name="P1">終える (おえる) - to finish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お.わる　-お.わる　おわ.る　お.え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重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宿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集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住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所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暑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商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昭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助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勝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消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章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IN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lodging - relay station - dwell - lodge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ュ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宿泊 (しゅくはく) - lodging</text:p>
              <text:p text:style-name="P1">合宿 (がっしゅく) - lodging together</text:p>
              <text:p text:style-name="P1">宿舎 (しゅくしゃ) - lodging hous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やど　やど.る　やど.す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HEAVY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heap up - pile up - nest of boxes - -fol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ュウ　チ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重要 (じゅうよう) - important</text:p>
              <text:p text:style-name="P1">慎重 (しんちょう) - discretion</text:p>
              <text:p text:style-name="P1">重視 (じゅうし) - importan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え　おも.い　おも.り　おも.なう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DWEL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reside - live - inhabi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ジュウ　ヂュウ　チュ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住宅 (じゅうたく) - residence</text:p>
              <text:p text:style-name="P1">住民 (じゅうみん) - citizens</text:p>
              <text:p text:style-name="P1">住む (すむ) - to live (of humans)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す.む　す.まう　-ず.ま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GATHER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meet - congregate - swarm - flock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集める (あつめる) - to collect</text:p>
              <text:p text:style-name="P1">集まる (あつまる) - to gather</text:p>
              <text:p text:style-name="P1">集中 (しゅうちゅう) - concentra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つ.まる　あつ.める　つど.う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ULTR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hot - summer hea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暑い (あつい) - hot (weather, etc.)</text:p>
              <text:p text:style-name="P1">暑さ (あつさ) - heat (of the weather)</text:p>
              <text:p text:style-name="P1">猛暑 (もうしょ) - heat wav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あつ.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LACE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場所 (ばしょ) - place</text:p>
              <text:p text:style-name="P1">事務所 (じむしょ) - office</text:p>
              <text:p text:style-name="P1">カ所 (かしょ) - passag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ころ　-ところ　どころ　とこ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HINING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righ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0.899cm" svg:x="1.319cm" svg:y="21.34cm">
            <draw:text-box>
              <text:p text:style-name="P1">昭和 (しょうわ) - Showa era (1926.12.25-1989.1.7)</text:p>
              <text:p text:style-name="P1">昭代 (しょうだい) - glorious reign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AKE A DEAL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elling - dealing in - merchan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商品 (しょうひん) - commodity</text:p>
              <text:p text:style-name="P1">通商 (つうしょう) - commerce</text:p>
              <text:p text:style-name="P1">商社 (しょうしゃ) - trading compan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あきな.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VICTOR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win - prevail - exce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優勝 (ゆうしょう) - overall victory</text:p>
              <text:p text:style-name="P1">勝利 (しょうり) - victory</text:p>
              <text:p text:style-name="P1">決勝 (けっしょう) - decision of a contest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か.つ　-が.ち　まさ.る　すぐ.れ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HELP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escue - assist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ジョ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援助 (えんじょ) - assistance</text:p>
              <text:p text:style-name="P1">補助 (ほじょ) - assistance</text:p>
              <text:p text:style-name="P1">助教授 (じょきょうじゅ) - assistant professor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す.ける　たす.かる　す.ける　すけ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ADG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hapter - composition - poem - design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文章 (ぶんしょう) - sentence</text:p>
              <text:p text:style-name="P1">憲章 (けんしょう) - charter</text:p>
              <text:p text:style-name="P1">勲章 (くんしょう) - decoration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XTINGUISH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low out - turn off - neutralize - cancel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消費 (しょうひ) - consumption</text:p>
              <text:p text:style-name="P1">消費者 (しょうひしゃ) - consumer</text:p>
              <text:p text:style-name="P1">解消 (かいしょう) - cancella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き.える　け.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深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申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乗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植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真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神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世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整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身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進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昔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全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HAVE THE HONOR TO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ign of the monkey - 3-5PM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申請 (しんせい) - application</text:p>
              <text:p text:style-name="P1">答申 (とうしん) - report</text:p>
              <text:p text:style-name="P1">申告 (しんこく) - repor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もう.す　もう.し-　さ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DEEP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heighten - intensify - strengthe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深い (ふかい) - deep</text:p>
              <text:p text:style-name="P1">深刻 (しんこく) - serious</text:p>
              <text:p text:style-name="P1">深夜 (しんや) - late at nigh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ふか.い　-ぶか.い　ふか.ま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LANT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ョ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移植 (いしょく) - transplanting</text:p>
              <text:p text:style-name="P1">植物 (しょくぶつ) - plant</text:p>
              <text:p text:style-name="P1">植民地 (しょくみんち) - colon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う.える　う.わ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ID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ower - multiplication - record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ジョウ　シ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乗る (のる) - to get on</text:p>
              <text:p text:style-name="P1">乗用車 (じょうようしゃ) - passenger vehicle</text:p>
              <text:p text:style-name="P1">乗客 (じょうかく) - passenger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の.る　-の.り　の.せ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GODS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mind - soul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ン　ジ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精神 (せいしん) - mind</text:p>
              <text:p text:style-name="P1">神戸 (こうべ) - Kobe (port city near Osaka)</text:p>
              <text:p text:style-name="P1">阪神 (はんしん) - Osaka-Kob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み　かん-　こう-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RU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eality - Buddhist sec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写真 (しゃしん) - photograph</text:p>
              <text:p text:style-name="P1">真剣 (しんけん) - seriousness</text:p>
              <text:p text:style-name="P1">真相 (しんそう) - truth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ま　ま-　まこと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ORGANIZ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arranging - tune - tone - meter - key (music)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調整 (ちょうせい) - regulation</text:p>
              <text:p text:style-name="P1">整備 (せいび) - maintenance</text:p>
              <text:p text:style-name="P1">整理 (せいり) - sorting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ととの.える　ととの.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ENERATIO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world - society - public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イ　セ　ソ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世界 (せかい) - the world</text:p>
              <text:p text:style-name="P1">世紀 (せいき) - century</text:p>
              <text:p text:style-name="P1">世論 (せろん) - public opin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よ　さんじゅ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ADVANC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proceed - progress - promot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進める (すすめる) - to advance</text:p>
              <text:p text:style-name="P1">進む (すすむ) - to advance</text:p>
              <text:p text:style-name="P1">推進 (すいしん) - propuls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すす.む　すす.め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OMEBODY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erson - one's station in lif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自身 (じしん) - by oneself</text:p>
              <text:p text:style-name="P1">中身 (なかみ) - contents</text:p>
              <text:p text:style-name="P1">身近 (みぢか) - near oneself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み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WHOL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entire - all - complete - fulfil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ゼ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全国 (ぜんこく) - country-wide</text:p>
              <text:p text:style-name="P1">全体 (ぜんたい) - whole</text:p>
              <text:p text:style-name="P1">安全 (あんぜん) - safety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まった.く　すべ.て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ONCE UPON A TIM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ntiquity - old time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キ　シャ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昔話 (むかしばなし) - folklore</text:p>
              <text:p text:style-name="P1">一昔 (ひとむかし) - ages</text:p>
              <text:p text:style-name="P1">その昔 (そのむかし) - a long time ago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むかし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送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息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想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相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速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族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対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待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他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打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第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REATH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respiration - son - interest (on money)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息子 (むすこ) - son</text:p>
              <text:p text:style-name="P1">生息 (せいそく) - inhabiting</text:p>
              <text:p text:style-name="P1">ため息 (ためいき) - sig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いき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SCOR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en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放送 (ほうそう) - broadcast</text:p>
              <text:p text:style-name="P1">送る (おくる) - to send (a thing)</text:p>
              <text:p text:style-name="P1">輸送 (ゆそう) - transport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おく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INTER-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mutual - together - each other - minister of state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ソウ　シ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首相 (しゅしょう) - Prime Minister</text:p>
              <text:p text:style-name="P1">外相 (がいしょう) - Foreign Minister</text:p>
              <text:p text:style-name="P1">相手 (あいて) - compan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い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ONCEP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hink - idea - though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ソウ　ソ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予想 (よそう) - expectation</text:p>
              <text:p text:style-name="P1">構想 (こうそう) - plan</text:p>
              <text:p text:style-name="P1">思想 (しそう) - though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おも.う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TRIB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famil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ゾ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家族 (かぞく) - family</text:p>
              <text:p text:style-name="P1">民族 (みんぞく) - people</text:p>
              <text:p text:style-name="P1">遺族 (いぞく) - bereaved family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QUICK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as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急速 (きゅうそく) - rapid (e.g., progress)</text:p>
              <text:p text:style-name="P1">高速 (こうそく) - high speed</text:p>
              <text:p text:style-name="P1">加速 (かそく) - accelera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はや.い　はや-　はや.める　すみ.や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WAI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depend o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期待 (きたい) - expectation</text:p>
              <text:p text:style-name="P1">待つ (まつ) - to wait</text:p>
              <text:p text:style-name="P1">招待 (しょうたい) - invitat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ま.つ　-ま.ち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VIS-A-VI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opposite - even - equal - versus - anti- - compar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タイ　ツ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に対し (にたいし) - towards</text:p>
              <text:p text:style-name="P1">対応 (たいおう) - interaction</text:p>
              <text:p text:style-name="P1">反対 (はんたい) - opposit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あいて　こた.える　そろ.い　つれあ.い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TRIK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hit - knock - pound - doze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ダ　ダアス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打つ (うつ) - to hit (something inanimate)</text:p>
              <text:p text:style-name="P1">安打 (あんだ) - safe hit (baseball)</text:p>
              <text:p text:style-name="P1">本塁打 (ほんるいだ) - home run (baseball)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う.つ　う.ち-　ぶ.つ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OTHE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another - the other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タ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その他 (そのた) - etc.</text:p>
              <text:p text:style-name="P1">他人 (あだびと) - another person</text:p>
              <text:p text:style-name="P1">他国 (たこく) - foreign country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ほ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NO.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residenc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ダイ　テイ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第一 (だいいち) - first</text:p>
              <text:p text:style-name="P1">第二 (だいに) - second</text:p>
              <text:p text:style-name="P1">第三 (だいさん) - the third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UBSTITUT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hange - convert - replace - period - age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ダイ　タ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代表 (だいひょう) - representative</text:p>
              <text:p text:style-name="P1">時代 (じだい) - period</text:p>
              <text:p text:style-name="P1">年代 (ねんだい) - ag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か.わる　かわ.る　かわ.り　か.わり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短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談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題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炭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着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柱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帳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調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注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丁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追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定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DISCUS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alk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ダ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会談 (かいだん) - conversation</text:p>
              <text:p text:style-name="P1">相談 (そうだん) - consultation</text:p>
              <text:p text:style-name="P1">懇談 (こんだん) - informal talk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HOR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revity - fault - defect - weak poin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短い (みじかい) - short</text:p>
              <text:p text:style-name="P1">短期 (たんき) - short term</text:p>
              <text:p text:style-name="P1">短縮 (たんしゅく) - shorten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みじか.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CHARCOA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al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タ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炭素 (たんそ) - carbon (C)</text:p>
              <text:p text:style-name="P1">石炭 (せきたん) - coal</text:p>
              <text:p text:style-name="P1">炭鉱 (たんこう) - coal min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すみ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OPIC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ubjec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ダ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問題 (もんだい) - problem</text:p>
              <text:p text:style-name="P1">課題 (かだい) - subject</text:p>
              <text:p text:style-name="P1">話題 (わだい) - topic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ILLA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ost - cylinder - support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支柱 (しちゅう) - prop</text:p>
              <text:p text:style-name="P1">電柱 (でんちゅう) - telephone pole</text:p>
              <text:p text:style-name="P1">円柱 (えんちゅう) - colum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はしら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O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arrive - wear - counter for suits of clothing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チャク　ジャ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決着 (けっちゃく) - conclusion</text:p>
              <text:p text:style-name="P1">到着 (とうちゃく) - arrival</text:p>
              <text:p text:style-name="P1">定着 (ていちゃく) - taking hold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き.る　-ぎ　き.せる　-き.せ　つ.く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UN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tone - meter - key (music) - writing style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調査 (ちょうさ) - investigation</text:p>
              <text:p text:style-name="P1">強調 (きょうちょう) - emphasis</text:p>
              <text:p text:style-name="P1">調整 (ちょうせい) - regulat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しら.べる　しら.べ　ととの.う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NOTEBOOK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account book - album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手帳 (てちょう) - notebook</text:p>
              <text:p text:style-name="P1">帳簿 (ちょうぼ) - account book</text:p>
              <text:p text:style-name="P1">通帳 (つうちょう) - passbook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とばり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TREET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ward - town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チョウ　テイ　チン　トウ　チ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丁寧 (ていねい) - polite</text:p>
              <text:p text:style-name="P1">丁目 (ちょうめ) - district of a town</text:p>
              <text:p text:style-name="P1">包丁 (ほうちょう) - kitchen knif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ひのと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OU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irrigate - shed (tears) - flow into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注目 (ちゅうもく) - notice</text:p>
              <text:p text:style-name="P1">注意 (ちゅうい) - caution</text:p>
              <text:p text:style-name="P1">注文 (ちゅうもん) - order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そそ.ぐ　さ.す　つ.ぐ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ETERMIN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fix - establish - decid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テイ　ジ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予定 (よてい) - plans</text:p>
              <text:p text:style-name="P1">決定 (けってい) - decision</text:p>
              <text:p text:style-name="P1">協定 (きょうてい) - arrangement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さだ.める　さだ.まる　さだ.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CHAS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drive away - follow - pursue - meanwhil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ツ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追う (おう) - to chase</text:p>
              <text:p text:style-name="P1">追加 (ついか) - addition</text:p>
              <text:p text:style-name="P1">追放 (ついほう) - exil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お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鉄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転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庭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笛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登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都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投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湯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度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島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等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豆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EVOLV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urn around - chang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転換 (てんかん) - convert</text:p>
              <text:p text:style-name="P1">運転 (うんてん) - operation</text:p>
              <text:p text:style-name="P1">逆転 (ぎゃくてん) - chang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ころ.がる　ころ.げる　ころ.がす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IRON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テツ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鉄道 (てつどう) - railroad</text:p>
              <text:p text:style-name="P1">鉄鋼 (てっこう) - iron and steel</text:p>
              <text:p text:style-name="P1">地下鉄 (ちかてつ) - underground trai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くろがね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FLUT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larinet - pipe - whistle - bagpipe - piccolo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テキ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汽笛 (きてき) - steam whistle</text:p>
              <text:p text:style-name="P1">口笛 (くちぶえ) - whistle</text:p>
              <text:p text:style-name="P1">警笛 (けいてき) - hor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ふえ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OURTYARD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garden - yar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家庭 (かてい) - home</text:p>
              <text:p text:style-name="P1">庭園 (ていえん) - garden</text:p>
              <text:p text:style-name="P1">校庭 (こうてい) - schoolyard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に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METROPOLIS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apital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ト　ツ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京都 (きょうと) - Kyoto</text:p>
              <text:p text:style-name="P1">都市 (とし) - town</text:p>
              <text:p text:style-name="P1">都内 (とない) - metropolitan area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みやこ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ASCEN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limb up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トウ　ト　ドウ　ショウ　チ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登場 (とうじょう) - entry (on stage)</text:p>
              <text:p text:style-name="P1">登録 (とうろく) - registration</text:p>
              <text:p text:style-name="P1">登校 (とうこう) - attendance (at school)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のぼ.る　あ.が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OT WATE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ath - hot spring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銭湯 (せんとう) - bath-house</text:p>
              <text:p text:style-name="P1">熱湯 (あつゆ) - warmer than usual bath</text:p>
              <text:p text:style-name="P1">給湯 (きゅうとう) - hot-water suppl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THROW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discard - abandon - launch into - join - invest in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投資 (とうし) - investment</text:p>
              <text:p text:style-name="P1">投票 (とうひょう) - voting</text:p>
              <text:p text:style-name="P1">投手 (とうしゅ) - pitche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な.げる　-な.げ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ISLAND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広島 (ひろしま) - Hiroshima (city)</text:p>
              <text:p text:style-name="P1">中島 (なかじま) - island in a pond or river</text:p>
              <text:p text:style-name="P1">半島 (はんとう) - peninsula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しま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EGREE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occurrence - time - counter for occurrence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ド　ト　タ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制度 (せいど) - system</text:p>
              <text:p text:style-name="P1">年度 (ねんど) - year</text:p>
              <text:p text:style-name="P1">程度 (ていど) - degre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び　-た.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EAN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ea - midge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トウ　ズ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大豆 (だいず) - soya bean (soybean)</text:p>
              <text:p text:style-name="P1">豆腐 (とうふ) - tofu</text:p>
              <text:p text:style-name="P1">納豆 (なっとう) - natto (fermented soybeans)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まめ　まめ-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TC.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nd so forth - class (first) - quality - equal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平等 (びょうどう) - equality</text:p>
              <text:p text:style-name="P1">高等 (こうとう) - high class</text:p>
              <text:p text:style-name="P1">均等 (きんとう) - equalit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ひと.しい　など　-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農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波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動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童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配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倍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発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反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箱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畑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板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悲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WAVES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illows - Poland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ハ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電波 (でんぱ) - electromagnetic wave</text:p>
              <text:p text:style-name="P1">波紋 (はもん) - ripple</text:p>
              <text:p text:style-name="P1">波及 (はきゅう) - sprea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なみ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GRICULTUR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farmers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ノ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農業 (のうぎょう) - agriculture</text:p>
              <text:p text:style-name="P1">農家 (のうか) - farmer</text:p>
              <text:p text:style-name="P1">農民 (のうみん) - farmers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JUVENIL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hild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児童 (じどう) - children</text:p>
              <text:p text:style-name="P1">童話 (どうわ) - fairy-tale</text:p>
              <text:p text:style-name="P1">童謡 (どうよう) - children's song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わらべ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MOV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motion - change - confusion - shift - shak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活動 (かつどう) - action</text:p>
              <text:p text:style-name="P1">動き (うごき) - movement</text:p>
              <text:p text:style-name="P1">運動 (うんどう) - mo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うご.く　うご.か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OUBL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wice - times - fold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倍増 (ばいぞう) - double</text:p>
              <text:p text:style-name="P1">倍率 (ばいりつ) - magnification</text:p>
              <text:p text:style-name="P1">人一倍 (ひといちばい) - more than others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DISTRIBUT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spouse - exile - rationing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ハ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心配 (しんぱい) - worry</text:p>
              <text:p text:style-name="P1">配慮 (はいりょ) - consideration</text:p>
              <text:p text:style-name="P1">支配 (しはい) - rul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くば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ANTI-</text:p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ハン　ホン　タン　ホ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反対 (はんたい) - opposition</text:p>
              <text:p text:style-name="P1">違反 (いはん) - violation (of law)</text:p>
              <text:p text:style-name="P1">反発 (はんぱつ) - to repel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そ.る　そ.らす　かえ.す　かえ.る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DISCHARGE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departure - publish - emit - start from - disclose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ハツ　ホツ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発表 (はっぴょう) - announcement</text:p>
              <text:p text:style-name="P1">開発 (かいはつ) - development</text:p>
              <text:p text:style-name="P1">発言 (はつげん) - utteranc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た.つ　あば.く　おこ.る　つか.わす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ARM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field - garden - one's specialty - kokuji</text:p>
            </draw:text-box>
            <svg:title>meaning</svg:title>
          </draw:frame>
          <draw:frame draw:style-name="gr13" draw:text-style-name="P1" draw:layer="layout" svg:width="9.206cm" svg:height="0.937cm" svg:x="1.318cm" svg:y="15.721cm">
            <draw:text-box>
              <text:p/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田畑 (たはた) - fields (of rice and other crops)</text:p>
              <text:p text:style-name="P1">桑畑 (くわばた) - mulberry field</text:p>
              <text:p text:style-name="P1">焼き畑 (やきはた) - burnt fields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はた　はたけ　-ばたけ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OX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hest - case - bin - railway car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私書箱 (ししょばこ) - post office box</text:p>
              <text:p text:style-name="P1">投票箱 (とうひょうばこ) - ballot box</text:p>
              <text:p text:style-name="P1">ドル箱 (ドルばこ) - patr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はこ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RIEV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sad - deplore - regre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悲劇 (ひげき) - tragedy</text:p>
              <text:p text:style-name="P1">悲しい (かなしい) - sad</text:p>
              <text:p text:style-name="P1">悲しみ (かなしみ) - sadnes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かな.しい　かな.しむ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LANK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oard - plate - stag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ハン　バ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看板 (かんばん) - sign</text:p>
              <text:p text:style-name="P1">登板 (とうばん) - taking the plate</text:p>
              <text:p text:style-name="P1">板橋 (いたばし) - wooden bridge (with planks)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いた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鼻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筆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皮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美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氷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表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品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負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病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秒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部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服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WRITING BRUSH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writing - painting brush - handwriting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ヒ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執筆 (しっぴつ) - writing (e.g., as a profession)</text:p>
              <text:p text:style-name="P1">筆頭 (ひっとう) - brush tip</text:p>
              <text:p text:style-name="P1">筆者 (ひっしゃ) - writer (often in self-reference)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ふで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NOS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snou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ビ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鼻息 (はないき) - nasal breathing</text:p>
              <text:p text:style-name="P1">鼻の先 (はなのさき) - in front of your nose</text:p>
              <text:p text:style-name="P1">鼻水 (はなみず) - nasal mucu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はな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EAUT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beautiful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ビ　ミ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美術 (びじゅつ) - art</text:p>
              <text:p text:style-name="P1">美しい (うつくしい) - beautiful</text:p>
              <text:p text:style-name="P1">美術館 (びじゅつかん) - art galler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うつく.し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EL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skin - hide - leather - skin radical (no. 107)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皮肉 (ひにく) - cynicism</text:p>
              <text:p text:style-name="P1">皮切り (かわきり) - beginning</text:p>
              <text:p text:style-name="P1">皮膚 (ひふ) - ski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か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URFAC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table - chart - diagram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代表 (だいひょう) - representative</text:p>
              <text:p text:style-name="P1">発表 (はっぴょう) - announcement</text:p>
              <text:p text:style-name="P1">表明 (ひょうめい) - declarat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もて　-おもて　あらわ.す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ICICL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ice - hail - freeze - congeal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氷点下 (ひょうてんか) - below freezing</text:p>
              <text:p text:style-name="P1">氷山 (ひょうざん) - iceberg</text:p>
              <text:p text:style-name="P1">氷河 (ひょうが) - glacie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こおり　ひ　こお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EFEA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negative - - - minus - bear - owe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負担 (ふたん) - burden</text:p>
              <text:p text:style-name="P1">勝負 (しょうぶ) - victory or defeat</text:p>
              <text:p text:style-name="P1">負ける (まける) - to los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ま.ける　ま.かす　お.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GOOD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refinement - dignity - article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ヒン　ホ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商品 (しょうひん) - commodity</text:p>
              <text:p text:style-name="P1">製品 (せいひん) - manufactured goods</text:p>
              <text:p text:style-name="P1">部品 (ぶひん) - part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しな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ECOND (1/60 MINUTE)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ビ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秒読み (びょうよみ) - countdown</text:p>
              <text:p text:style-name="P1">秒速 (びょうそく) - per second</text:p>
              <text:p text:style-name="P1">毎秒 (まいびょう) - every second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IL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ick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ビョウ　ヘ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病院 (びょういん) - hospital</text:p>
              <text:p text:style-name="P1">病気 (びょうき) - illness</text:p>
              <text:p text:style-name="P1">水俣病 (みなまたびょう) - Minamata diseas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や.む　-や.み　やま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LOTHING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dmit - obey - discharg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克服 (こくふく) - subjugation</text:p>
              <text:p text:style-name="P1">制服 (せいふく) - uniform</text:p>
              <text:p text:style-name="P1">服装 (ふくそう) - garments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ECTION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ureau - dept - class - copy - part - portion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ブ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幹部 (かんぶ) - management</text:p>
              <text:p text:style-name="P1">本部 (ほんぶ) - headquarters</text:p>
              <text:p text:style-name="P1">一部 (いちぶ) - one par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-べ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平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返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福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物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勉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放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面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問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味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命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役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薬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ETUR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answer - fade - repay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返還 (へんかん) - return</text:p>
              <text:p text:style-name="P1">返済 (へんさい) - repayment</text:p>
              <text:p text:style-name="P1">返す (かえす) - to return (something)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かえ.す　-かえ.す　かえ.る　-かえ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VE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flat - peac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ヘイ　ビョウ　ヒ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平和 (へいわ) - peace</text:p>
              <text:p text:style-name="P1">平均 (へいきん) - average</text:p>
              <text:p text:style-name="P1">和平 (わへい) - pea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たい.ら　-だいら　ひら　ひら-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HING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object - matte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ブツ　モツ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動物 (どうぶつ) - animal</text:p>
              <text:p text:style-name="P1">人物 (じんぶつ) - character</text:p>
              <text:p text:style-name="P1">建物 (たてもの) - building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もの　もの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LESSING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ortune - luck - wealth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福岡 (ふくおか) - Fukuoka (city)</text:p>
              <text:p text:style-name="P1">福祉 (ふくし) - welfare</text:p>
              <text:p text:style-name="P1">幸福 (こうふく) - happiness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ET FRE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release - fire - shoot - emit - banish - liberat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放送 (ほうそう) - broadcast</text:p>
              <text:p text:style-name="P1">開放 (かいほう) - open</text:p>
              <text:p text:style-name="P1">解放 (かいほう) - releas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はな.す　-っぱな.し　はな.つ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XERTION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ベ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勉強 (べんきょう) - study</text:p>
              <text:p text:style-name="P1">勤勉 (きんべん) - industry</text:p>
              <text:p text:style-name="P1">勉学 (べんがく) - stud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つと.め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QUESTION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ask - problem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モ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問題 (もんだい) - problem</text:p>
              <text:p text:style-name="P1">訪問 (ほうもん) - call</text:p>
              <text:p text:style-name="P1">問う (とう) - to ask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と.う　と.い　とん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ASK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face - features - surfac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メン　ベ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当面 (とうめん) - current</text:p>
              <text:p text:style-name="P1">全面 (ぜんめん) - whole surface</text:p>
              <text:p text:style-name="P1">場面 (ばめん) - scen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おも　おもて　つら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AT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mmand - decree - destiny - life - appoint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メイ　ミョ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革命 (かくめい) - revolution</text:p>
              <text:p text:style-name="P1">生命 (せいめい) - life</text:p>
              <text:p text:style-name="P1">命令 (めいれい) - order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いのち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FLAVOR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ast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ミ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意味 (いみ) - meaning</text:p>
              <text:p text:style-name="P1">興味 (きょうみ) - interest (in something)</text:p>
              <text:p text:style-name="P1">気味 (きび) - sensa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あじ　あじ.わう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MEDICIN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hemical - enamel - gunpowder - benefi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ヤ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麻薬 (まやく) - narcotic drugs</text:p>
              <text:p text:style-name="P1">医薬品 (いやくひん) - medical supplies</text:p>
              <text:p text:style-name="P1">薬物 (やくぶつ) - medicine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くすり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DUT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war - campaign - drafted labor - office - service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ヤク　エキ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役割 (やくわり) - part</text:p>
              <text:p text:style-name="P1">役員 (やくいん) - officer</text:p>
              <text:p text:style-name="P1">取締役 (とりしまりやく) - company director</text:p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由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遊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油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有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予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様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葉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3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陽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3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洋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羊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落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3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流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3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LAY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ユウ　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遊び (あそび) - playing</text:p>
              <text:p text:style-name="P1">遊ぶ (あすぶ) - to play</text:p>
              <text:p text:style-name="P1">遊説 (ゆうぜい) - election tou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あそ.ぶ　あそ.ばす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WHEREFOR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a reaso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ユ　ユウ　ユ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自由 (じゆう) - freedom</text:p>
              <text:p text:style-name="P1">理由 (りゆう) - reason</text:p>
              <text:p text:style-name="P1">経由 (けいゆ) - through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よし　よ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OSSES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have - exist - happen - occur - approx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ユウ　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有力 (ゆうりょく) - influential</text:p>
              <text:p text:style-name="P1">有効 (ゆうこう) - validity</text:p>
              <text:p text:style-name="P1">有権者 (ゆうけんしゃ) - vote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IL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a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ユ　ユ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石油 (せきゆ) - oil</text:p>
              <text:p text:style-name="P1">原油 (げんゆ) - crude oil</text:p>
              <text:p text:style-name="P1">油田 (ゆでん) - oil field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ぶら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ESQ.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way - manner - situation - polite suffix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ヨウ　ショウ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同様 (どうよう) - identical</text:p>
              <text:p text:style-name="P1">様子 (ようす) - state</text:p>
              <text:p text:style-name="P1">模様 (もよう) - patter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さま　さん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BEFOREHAND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revious - myself - I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ヨ　シャ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予定 (よてい) - plans</text:p>
              <text:p text:style-name="P1">予算 (よさん) - estimate</text:p>
              <text:p text:style-name="P1">予想 (よそう) - expecta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らかじ.め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UNSHIN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yang principle - positive - male - heaven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太陽 (たいよう) - sun</text:p>
              <text:p text:style-name="P1">陽子 (ようし) - proton</text:p>
              <text:p text:style-name="P1">陽気 (ようき) - cheerful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ひ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EAF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lane - lobe - needle - blade - spear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言葉 (けとば) - language</text:p>
              <text:p text:style-name="P1">千葉 (ちば) - Chiba (city)</text:p>
              <text:p text:style-name="P1">青葉 (あおば) - fresh leave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は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HEEP</text:p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羊毛 (ようもう) - wool</text:p>
              <text:p text:style-name="P1">羊水 (ようすい) - amniotic fluid</text:p>
              <text:p text:style-name="P1">羊肉 (ようにく) - mutt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ひつじ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OCEAN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western styl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太平洋 (たいへいよう) - Pacific Ocean</text:p>
              <text:p text:style-name="P1">東洋 (とうよう) - Orient</text:p>
              <text:p text:style-name="P1">大西洋 (たいせいよう) - Atlantic Ocean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CURREN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 sink - flow - forfei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リュウ　ル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交流 (こうりゅう) - exchange</text:p>
              <text:p text:style-name="P1">流れ (ながれ) - stream</text:p>
              <text:p text:style-name="P1">流れる (ながれる) - to stream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なが.れる　なが.れ　なが.す　-なが.す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FALL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drop - come dow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ラ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落ちる (おちる) - to fall down</text:p>
              <text:p text:style-name="P1">落とす (おとす) - to drop</text:p>
              <text:p text:style-name="P1">下落 (げらく) - deprecia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お.ちる　お.ち　お.とす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緑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3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礼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3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旅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3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両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3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列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3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練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3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5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6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5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6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路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3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和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3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5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6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5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6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ALUT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ow - ceremony - thanks - remuneration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レイ　ラ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謝礼 (しゃれい) - reward</text:p>
              <text:p text:style-name="P1">失礼 (しつれい) - discourtesy</text:p>
              <text:p text:style-name="P1">儀礼 (ぎれい) - etiquette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GREEN</text:p>
            </draw:text-box>
            <svg:title>english</svg:title>
          </draw:frame>
          <draw:frame draw:style-name="gr12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リョク　ロ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緑地 (りょくち) - green tract of land</text:p>
              <text:p text:style-name="P1">緑色 (みどりいろ) - green</text:p>
              <text:p text:style-name="P1">緑化 (りょくか) - tree plant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みどり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OTH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old Japanese coin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両国 (りょうこく) - both countries</text:p>
              <text:p text:style-name="P1">両党 (りょうとう) - both political parties</text:p>
              <text:p text:style-name="P1">両親 (ふたおや) - parents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てる　ふたつ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RIP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ravel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リョ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旅行 (りょこう) - travel</text:p>
              <text:p text:style-name="P1">旅客 (りょかく) - passenger (transport)</text:p>
              <text:p text:style-name="P1">旅館 (りょかん) - Japanese hotel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たび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RACTIC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gloss - train - drill - polish - refin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レ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練習 (れんしゅう) - practice</text:p>
              <text:p text:style-name="P1">訓練 (くんれん) - practice</text:p>
              <text:p text:style-name="P1">練る (ねる) - to knead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ね.る　ね.り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ILE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ow - rank - tier - colum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レツ　レ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列車 (れっしゃ) - train (ordinary)</text:p>
              <text:p text:style-name="P1">系列 (けいれつ) - series</text:p>
              <text:p text:style-name="P1">列島 (れっとう) - archipelago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HARMON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Japanese style - peace - soften - Japa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ワ　オ　カ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平和 (へいわ) - peace</text:p>
              <text:p text:style-name="P1">共和国 (きょうわこく) - republic</text:p>
              <text:p text:style-name="P1">和平 (わへい) - peac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やわ.らぐ　やわ.らげる　なご.む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ATH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oute - road - distanc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ロ　ル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路線 (ろせん) - route</text:p>
              <text:p text:style-name="P1">道路 (どうろ) - road</text:p>
              <text:p text:style-name="P1">路上 (ろじょう) - road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-じ　みち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3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450"/>
  </office:meta>
</office:document-meta>
</file>